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style:use-window-font-color="true" officeooo:rsid="0001d47e" officeooo:paragraph-rsid="0001d47e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3" style:family="text">
      <style:text-properties style:font-name="Monospace" fo:font-size="10pt" fo:background-color="#e8f2fe" loext:char-shading-value="0" style:font-size-asian="10pt"/>
    </style:style>
    <style:style style:name="T4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2"><text:span text:style-name="T1"># Substitute in form parameters into the query string</text:span></text:p>
      <text:p text:style-name="P3"><text:span text:style-name="T3">$</text:span><text:span text:style-name="T4">sql</text:span><text:span text:style-name="T3"> = "INSERT INTO Trades (MID,TradeType,TradeQuantity,CID,Motivation,</text:span><text:span text:style-name="T4">tradetimestamp</text:span><text:span text:style-name="T3">) VALUES ('" . $_POST["MID"] . "','" . $_POST["transactionType"]. "'," . $_POST["quantity"]. "," . $_POST["CID"]. ",'" .str_replace("'", "''",$_POST["Motivation"]) . "',now());";</text:span></text:p>
      <text:p text:style-name="P2"/>
      <text:p text:style-name="P2"/>
      <text:p text:style-name="P2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5-08-23T12:08:00.705014783</dc:date>
    <meta:editing-duration>PT4M25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14" meta:word-count="73" meta:character-count="904" meta:non-whitespace-character-count="837"/>
  </office:meta>
</office:document-meta>
</file>